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 style:data-style-name="N112"/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Gear S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hread pitch 24 per inch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Gear set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adius</text:p>
          </table:table-cell>
          <table:table-cell table:style-name="ce1" office:value-type="float" office:value="307" calcext:value-type="float">
            <text:p>307</text:p>
          </table:table-cell>
          <table:table-cell table:number-columns-repeated="2"/>
          <table:table-cell table:style-name="ce1" office:value-type="string" calcext:value-type="string">
            <text:p>big gear teeth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7"/>
          <table:table-cell table:formula="of:=2*PI()" office:value-type="float" office:value="6.28318530717959" calcext:value-type="float">
            <text:p>6.283185307179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cumf</text:p>
          </table:table-cell>
          <table:table-cell table:formula="of:=2*PI()*[.C5]" office:value-type="float" office:value="1928.93788930413" calcext:value-type="float">
            <text:p>1928.93788930413</text:p>
          </table:table-cell>
          <table:table-cell table:number-columns-repeated="2"/>
          <table:table-cell table:style-name="ce1" office:value-type="string" calcext:value-type="string">
            <text:p>small gear teeth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read pitch</text:p>
          </table:table-cell>
          <table:table-cell table:formula="of:=25.4/24" office:value-type="float" office:value="1.05833333333333" calcext:value-type="float">
            <text:p>1.0583333333333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ns per dia</text:p>
          </table:table-cell>
          <table:table-cell table:formula="of:=[.C6]/[.C7]" office:value-type="float" office:value="1822.61847808265" calcext:value-type="float">
            <text:p>1822.61847808265</text:p>
          </table:table-cell>
          <table:table-cell table:number-columns-repeated="2"/>
          <table:table-cell table:style-name="ce1" office:value-type="string" calcext:value-type="string">
            <text:p>motor turn/thread</text:p>
          </table:table-cell>
          <table:table-cell table:style-name="ce1" table:formula="of:=[.G5]/[.G6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tor turns</text:p>
          </table:table-cell>
          <table:table-cell table:formula="of:=[.G8]*[.C8]" office:value-type="float" office:value="5467.85543424794" calcext:value-type="float">
            <text:p>5467.85543424794</text:p>
          </table:table-cell>
          <table:table-cell office:value-type="string" calcext:value-type="string">
            <text:p>(per 360deg)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in 24hrs motor turns</text:p>
          </table:table-cell>
          <table:table-cell/>
          <table:table-cell table:formula="of:=[.C9]" office:value-type="float" office:value="5467.85543424794" calcext:value-type="float">
            <text:p>5467.8554342479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 1hr</text:p>
          </table:table-cell>
          <table:table-cell/>
          <table:table-cell table:formula="of:=[.D13]/24" office:value-type="float" office:value="227.827309760331" calcext:value-type="float">
            <text:p>227.827309760331</text:p>
          </table:table-cell>
          <table:table-cell/>
          <table:table-cell table:formula="of:=60*24" office:value-type="float" office:value="1440" calcext:value-type="float">
            <text:p>14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1 min</text:p>
          </table:table-cell>
          <table:table-cell/>
          <table:table-cell table:formula="of:=[.D14]/60" office:value-type="float" office:value="3.79712182933884" calcext:value-type="float">
            <text:p>3.7971218293388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1hr =</text:p>
          </table:table-cell>
          <table:table-cell table:formula="of:=60*60" office:value-type="float" office:value="3600" calcext:value-type="float">
            <text:p>3600</text:p>
          </table:table-cell>
          <table:table-cell office:value-type="string" calcext:value-type="string">
            <text:p>second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idereal rate = 23hours, 56minutes, 4.0916 second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idereal minutes = </text:p>
          </table:table-cell>
          <table:table-cell/>
          <table:table-cell table:formula="of:=23*60+56.40916" office:value-type="float" office:value="1436.40916" calcext:value-type="float">
            <text:p>1436.409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dereal seconds=</text:p>
          </table:table-cell>
          <table:table-cell/>
          <table:table-cell table:formula="of:=23*60*60+56*60+4.0916" office:value-type="float" office:value="86164.0916" calcext:value-type="float">
            <text:p>86164.0916</text:p>
          </table:table-cell>
          <table:table-cell office:value-type="string" calcext:value-type="string">
            <text:p>(per 360deg)</text:p>
          </table:table-cell>
          <table:table-cell table:number-columns-repeated="3"/>
          <table:table-cell office:value-type="string" calcext:value-type="string">
            <text:p>IF ====&gt;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rees</text:p>
          </table:table-cell>
          <table:table-cell table:formula="of:=[.D21]" office:value-type="float" office:value="86164.0916" calcext:value-type="float">
            <text:p>86164.0916</text:p>
          </table:table-cell>
          <table:table-cell office:value-type="string" calcext:value-type="string">
            <text:p>seconds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$J$21]/[.$L$21]*[.L22]" office:value-type="float" office:value="15.0410684536248" calcext:value-type="float">
            <text:p>15.0410684536248</text:p>
          </table:table-cell>
          <table:table-cell office:value-type="string" calcext:value-type="string">
            <text:p>degree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1hr</text:p>
          </table:table-cell>
          <table:table-cell/>
          <table:table-cell table:formula="of:=[.J22]*0.99" office:value-type="float" office:value="14.8906577690886" calcext:value-type="float">
            <text:p>14.8906577690886</text:p>
          </table:table-cell>
          <table:table-cell table:formula="of:=[.J22]*1.01" office:value-type="float" office:value="15.1914791381611" calcext:value-type="float">
            <text:p>15.1914791381611</text:p>
          </table:table-cell>
        </table:table-row>
        <table:table-row table:style-name="ro1">
          <table:table-cell/>
          <table:table-cell office:value-type="string" calcext:value-type="string">
            <text:p>in sidereal day motor turns</text:p>
          </table:table-cell>
          <table:table-cell/>
          <table:table-cell table:formula="of:=[.C9]" office:value-type="float" office:value="5467.85543424794" calcext:value-type="float">
            <text:p>5467.85543424794</text:p>
          </table:table-cell>
          <table:table-cell table:number-columns-repeated="5"/>
          <table:table-cell table:formula="of:=[.$J$21]/[.$L$21]*[.L23]" office:value-type="float" office:value="30.0821369072497" calcext:value-type="float">
            <text:p>30.0821369072497</text:p>
          </table:table-cell>
          <table:table-cell office:value-type="string" calcext:value-type="string">
            <text:p>degrees</text:p>
          </table:table-cell>
          <table:table-cell table:formula="of:=[.L22]*2" office:value-type="float" office:value="7200" calcext:value-type="float">
            <text:p>7200</text:p>
          </table:table-cell>
          <table:table-cell/>
          <table:table-cell office:value-type="string" calcext:value-type="string">
            <text:p>2hrs</text:p>
          </table:table-cell>
          <table:table-cell/>
          <table:table-cell table:formula="of:=[.J23]*0.99" office:value-type="float" office:value="29.7813155381772" calcext:value-type="float">
            <text:p>29.7813155381772</text:p>
          </table:table-cell>
          <table:table-cell table:formula="of:=[.J23]*1.01" office:value-type="float" office:value="30.3829582763222" calcext:value-type="float">
            <text:p>30.3829582763222</text:p>
          </table:table-cell>
        </table:table-row>
        <table:table-row table:style-name="ro1">
          <table:table-cell/>
          <table:table-cell office:value-type="string" calcext:value-type="string">
            <text:p>In 1 minute=</text:p>
          </table:table-cell>
          <table:table-cell/>
          <table:table-cell table:formula="of:=[.D23]/[.D20]" office:value-type="float" office:value="3.80661415041933" calcext:value-type="float">
            <text:p>3.80661415041933</text:p>
          </table:table-cell>
          <table:table-cell table:number-columns-repeated="5"/>
          <table:table-cell table:formula="of:=[.$J$21]/[.$L$21]*[.L24]" office:value-type="float" office:value="7.52053422681241" calcext:value-type="float">
            <text:p>7.52053422681241</text:p>
          </table:table-cell>
          <table:table-cell/>
          <table:table-cell table:formula="of:=[.L22]*0.5" office:value-type="float" office:value="1800" calcext:value-type="float">
            <text:p>1800</text:p>
          </table:table-cell>
          <table:table-cell/>
          <table:table-cell office:value-type="string" calcext:value-type="string">
            <text:p>1/2hrs</text:p>
          </table:table-cell>
          <table:table-cell/>
          <table:table-cell table:formula="of:=[.J24]*0.99" office:value-type="float" office:value="7.44532888454429" calcext:value-type="float">
            <text:p>7.44532888454429</text:p>
          </table:table-cell>
          <table:table-cell table:formula="of:=[.J24]*1.01" office:value-type="float" office:value="7.59573956908054" calcext:value-type="float">
            <text:p>7.59573956908054</text:p>
          </table:table-cell>
        </table:table-row>
        <table:table-row table:style-name="ro1">
          <table:table-cell/>
          <table:table-cell office:value-type="string" calcext:value-type="string">
            <text:p>In 1 second=</text:p>
          </table:table-cell>
          <table:table-cell/>
          <table:table-cell table:formula="of:=[.D23]/[.D21]" office:value-type="float" office:value="0.0634586326242652" calcext:value-type="float">
            <text:p>0.063458632624265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eps per second</text:p>
          </table:table-cell>
          <table:table-cell/>
          <table:table-cell table:formula="of:=[.D25]*4096" office:value-type="float" office:value="259.92655922899" calcext:value-type="float">
            <text:p>259.9265592289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S/step</text:p>
          </table:table-cell>
          <table:table-cell/>
          <table:table-cell table:formula="of:=1000/[.D28]" office:value-type="float" office:value="3.84724055504855" calcext:value-type="float">
            <text:p>3.8472405550485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S/step</text:p>
          </table:table-cell>
          <table:table-cell/>
          <table:table-cell table:formula="of:=1000000/[.D28]" office:value-type="float" office:value="3847.24055504855" calcext:value-type="float">
            <text:p>3847.24055504855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7"/>
          <table:table-cell table:formula="of:=2*PI()*[.D38]" office:value-type="float" office:value="1928.93788930413" calcext:value-type="float">
            <text:p>1928.937889304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rn Door Radius (mm)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3"/>
          <table:table-cell table:formula="of:=[.H37]/[.D39]" office:value-type="float" office:value="1822.61847808265" calcext:value-type="float">
            <text:p>1822.618478082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 Pitch (mm)</text:p>
          </table:table-cell>
          <table:table-cell/>
          <table:table-cell table:style-name="ce4" table:formula="of:=[.C7]" office:value-type="float" office:value="1.05833333333333" calcext:value-type="float">
            <text:p>1.05833</text:p>
          </table:table-cell>
          <table:table-cell table:number-columns-repeated="7"/>
          <table:table-cell table:formula="of:=[.D40]*3*[.D39]" office:value-type="float" office:value="12941.3" calcext:value-type="float">
            <text:p>1294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tor Steps/360deg</text:p>
          </table:table-cell>
          <table:table-cell/>
          <table:table-cell office:value-type="float" office:value="4076" calcext:value-type="float">
            <text:p>4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mall Gear Teeth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ig Gear Teeth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eps/Second</text:p>
          </table:table-cell>
          <table:table-cell/>
          <table:table-cell table:formula="of:=(((2*PI()*[.D38])/[.D39])*([.D42]/[.D41]))/86164.0916*[.D40]" office:value-type="float" office:value="474.205208723594" calcext:value-type="float">
            <text:p>474.205208723594</text:p>
          </table:table-cell>
          <table:table-cell table:number-columns-repeated="5"/>
          <table:table-cell table:formula="of:=[.D40]*3/[.D44]" office:value-type="float" office:value="25.7863046947835" calcext:value-type="float">
            <text:p>25.7863046947835</text:p>
          </table:table-cell>
          <table:table-cell table:number-columns-repeated="3"/>
          <table:table-cell table:formula="of:=(1/[.D44])*[.D40]*([.D42]/[.D41])" office:value-type="float" office:value="47.2748919404364" calcext:value-type="float">
            <text:p>47.2748919404364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'=(((2*PI()*D38)/D39)*(D42/D41))/86164.0916*D40</text:p>
          </table:table-cell>
          <table:table-cell table:style-name="ce2" table:number-columns-repeated="3"/>
          <table:table-cell table:number-columns-repeated="10"/>
        </table:table-row>
      </table:table>
      <table:table table:name="Gear Set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read pitch 24 per inch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Gear set2</text:p>
          </table:table-cell>
        </table:table-row>
        <table:table-row table:style-name="ro1">
          <table:table-cell/>
          <table:table-cell table:style-name="ce2" office:value-type="string" calcext:value-type="string">
            <text:p>radius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  <table:table-cell table:style-name="ce2" office:value-type="string" calcext:value-type="string">
            <text:p>big gear teeth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circumf</text:p>
          </table:table-cell>
          <table:table-cell table:formula="of:=2*PI()*[.C5]" office:value-type="float" office:value="1928.93788930413" calcext:value-type="float">
            <text:p>1928.93788930413</text:p>
          </table:table-cell>
          <table:table-cell table:number-columns-repeated="2"/>
          <table:table-cell table:style-name="ce2" office:value-type="string" calcext:value-type="string">
            <text:p>small gear teeth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hread pitch</text:p>
          </table:table-cell>
          <table:table-cell table:formula="of:=25.4/24" office:value-type="float" office:value="1.05833333333333" calcext:value-type="float">
            <text:p>1.05833333333333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turns per dia</text:p>
          </table:table-cell>
          <table:table-cell table:formula="of:=[.C6]/[.C7]" office:value-type="float" office:value="1822.61847808265" calcext:value-type="float">
            <text:p>1822.61847808265</text:p>
          </table:table-cell>
          <table:table-cell table:number-columns-repeated="2"/>
          <table:table-cell table:style-name="ce2" office:value-type="string" calcext:value-type="string">
            <text:p>motor turn/thread</text:p>
          </table:table-cell>
          <table:table-cell table:style-name="ce2" table:formula="of:=[.G5]/[.G6]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motor turns</text:p>
          </table:table-cell>
          <table:table-cell table:formula="of:=[.G8]*[.C8]" office:value-type="float" office:value="10024.4016294546" calcext:value-type="float">
            <text:p>10024.4016294546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in 24hrs motor turns</text:p>
          </table:table-cell>
          <table:table-cell/>
          <table:table-cell table:formula="of:=[.C9]" office:value-type="float" office:value="10024.4016294546" calcext:value-type="float">
            <text:p>10024.40162945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1hr</text:p>
          </table:table-cell>
          <table:table-cell/>
          <table:table-cell table:formula="of:=[.D13]/24" office:value-type="float" office:value="417.683401227273" calcext:value-type="float">
            <text:p>417.683401227273</text:p>
          </table:table-cell>
          <table:table-cell/>
          <table:table-cell table:formula="of:=60*24" office:value-type="float" office:value="1440" calcext:value-type="float">
            <text:p>14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1 min</text:p>
          </table:table-cell>
          <table:table-cell/>
          <table:table-cell table:formula="of:=[.D14]/60" office:value-type="float" office:value="6.96139002045455" calcext:value-type="float">
            <text:p>6.96139002045455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idereal rate = 23hours, 56minutes, 4.0916 secon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dereal minutes = </text:p>
          </table:table-cell>
          <table:table-cell/>
          <table:table-cell table:formula="of:=23*60+56.40916" office:value-type="float" office:value="1436.40916" calcext:value-type="float">
            <text:p>1436.409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dereal seconds=</text:p>
          </table:table-cell>
          <table:table-cell/>
          <table:table-cell table:formula="of:=23*60*60+56*60+4.0916" office:value-type="float" office:value="86164.0916" calcext:value-type="float">
            <text:p>86164.091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 sidereal day motor turns</text:p>
          </table:table-cell>
          <table:table-cell/>
          <table:table-cell table:formula="of:=[.C9]" office:value-type="float" office:value="10024.4016294546" calcext:value-type="float">
            <text:p>10024.40162945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1 minute=</text:p>
          </table:table-cell>
          <table:table-cell/>
          <table:table-cell table:formula="of:=[.D23]/[.D20]" office:value-type="float" office:value="6.9787926091021" calcext:value-type="float">
            <text:p>6.978792609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1 second=</text:p>
          </table:table-cell>
          <table:table-cell/>
          <table:table-cell table:formula="of:=[.D23]/[.D21]" office:value-type="float" office:value="0.11634082647782" calcext:value-type="float">
            <text:p>0.1163408264778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 per second</text:p>
          </table:table-cell>
          <table:table-cell/>
          <table:table-cell table:formula="of:=[.D25]*4096" office:value-type="float" office:value="476.532025253149" calcext:value-type="float">
            <text:p>476.53202525314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S/step</text:p>
          </table:table-cell>
          <table:table-cell/>
          <table:table-cell table:formula="of:=1000/[.D28]" office:value-type="float" office:value="2.0984948482083" calcext:value-type="float">
            <text:p>2.09849484820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/step</text:p>
          </table:table-cell>
          <table:table-cell/>
          <table:table-cell table:formula="of:=1000000/[.D28]" office:value-type="float" office:value="2098.4948482083" calcext:value-type="float">
            <text:p>2098.49484820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0:30:15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5T12:26:23.940000000</meta:creation-date>
    <dc:date>2021-04-17T10:37:33.043000000</dc:date>
    <meta:editing-duration>P1DT4H52M51S</meta:editing-duration>
    <meta:editing-cycles>9</meta:editing-cycles>
    <meta:generator>LibreOffice/6.4.7.2$Windows_X86_64 LibreOffice_project/639b8ac485750d5696d7590a72ef1b496725cfb5</meta:generator>
    <meta:document-statistic meta:table-count="2" meta:cell-count="131" meta:object-count="0"/>
  </office:meta>
</office:document-meta>
</file>